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loext="urn:org:documentfoundation:names:experimental:office:xmlns:loext:1.0" xmlns:officeooo="http://openoffice.org/2009/office">
  <office:scripts/>
  <office:font-face-decls>
    <style:font-face style:name="OpenSymbol" svg:font-family="OpenSymbol" style:font-charset="x-symbol"/>
    <style:font-face style:name="StarSymbol" svg:font-family="StarSymbol" style:font-charset="x-symbol"/>
    <style:font-face style:name="F" svg:font-family=""/>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loext:contextual-spacing="false" fo:margin-left="0.1252in" fo:margin-right="0.1252in" fo:margin-top="0.1252in" fo:margin-bottom="0.1252in" style:line-height-at-least="0.1563in" fo:text-indent="0in" style:auto-text-indent="false"/>
      <style:text-properties fo:font-size="9pt"/>
    </style:style>
    <style:style style:name="P3" style:family="paragraph" style:parent-style-name="Standard">
      <style:text-properties fo:font-weight="normal" style:font-weight-asian="normal" style:font-weight-complex="normal"/>
    </style:style>
    <style:style style:name="P4" style:family="paragraph" style:parent-style-name="Table_20_Contents">
      <style:paragraph-properties style:line-height-at-least="0.1563in"/>
      <style:text-properties fo:font-size="9pt"/>
    </style:style>
    <style:style style:name="P5" style:family="paragraph" style:parent-style-name="Text_20_body">
      <style:paragraph-properties style:writing-mode="lr-tb"/>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paragraph-properties loext:contextual-spacing="false" fo:margin-top="0in" fo:margin-bottom="0in"/>
    </style:style>
    <style:style style:name="P10" style:family="paragraph" style:parent-style-name="Text_20_body" style:list-style-name="L1">
      <style:paragraph-properties loext:contextual-spacing="false" fo:margin-top="0in" fo:margin-bottom="0in"/>
    </style:style>
    <style:style style:name="P11" style:family="paragraph" style:parent-style-name="Text_20_body" style:list-style-name="L1">
      <style:paragraph-properties loext:contextual-spacing="false" fo:margin-top="0in" fo:margin-bottom="0in"/>
    </style:style>
    <style:style style:name="P12" style:family="paragraph" style:parent-style-name="Text_20_body">
      <style:paragraph-properties style:writing-mode="lr-tb"/>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2">
      <style:text-properties fo:font-weight="normal" style:font-weight-asian="normal" style:font-weight-complex="normal"/>
    </style:style>
    <style:style style:name="P16" style:family="paragraph" style:parent-style-name="Standard" style:list-style-name="L2">
      <style:text-properties fo:font-weight="normal" style:font-weight-asian="normal" style:font-weight-complex="normal"/>
    </style:style>
    <style:style style:name="P17" style:family="paragraph" style:parent-style-name="Standard" style:list-style-name="L2">
      <style:text-properties fo:font-weight="normal" style:font-weight-asian="normal" style:font-weight-complex="normal"/>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officeooo:rsid="00310395"/>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T12" style:family="text">
      <style:text-properties officeooo:rsid="00490f4d"/>
    </style:style>
    <style:style style:name="T13" style:family="text">
      <style:text-properties officeooo:rsid="004a118d"/>
    </style:style>
    <style:style style:name="T14" style:family="text">
      <style:text-properties officeooo:rsid="004a17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text-properties style:font-name="StarSymbol"/>
      </text:list-level-style-bullet>
      <text:list-level-style-bullet text:level="2" text:style-name="Bullet_20_Symbols" text:bullet-char="•">
        <style:text-properties style:font-name="StarSymbol"/>
      </text:list-level-style-bullet>
      <text:list-level-style-bullet text:level="3" text:style-name="Bullet_20_Symbols" text:bullet-char="•">
        <style:text-properties style:font-name="StarSymbol"/>
      </text:list-level-style-bullet>
      <text:list-level-style-bullet text:level="4" text:style-name="Bullet_20_Symbols" text:bullet-char="•">
        <style:text-properties style:font-name="StarSymbol"/>
      </text:list-level-style-bullet>
      <text:list-level-style-bullet text:level="5" text:style-name="Bullet_20_Symbols" text:bullet-char="•">
        <style:text-properties style:font-name="StarSymbol"/>
      </text:list-level-style-bullet>
      <text:list-level-style-bullet text:level="6" text:style-name="Bullet_20_Symbols" text:bullet-char="•">
        <style:text-properties style:font-name="StarSymbol"/>
      </text:list-level-style-bullet>
      <text:list-level-style-bullet text:level="7" text:style-name="Bullet_20_Symbols" text:bullet-char="•">
        <style:text-properties style:font-name="StarSymbol"/>
      </text:list-level-style-bullet>
      <text:list-level-style-bullet text:level="8" text:style-name="Bullet_20_Symbols" text:bullet-char="•">
        <style:text-properties style:font-name="StarSymbol"/>
      </text:list-level-style-bullet>
      <text:list-level-style-bullet text:level="9" text:style-name="Bullet_20_Symbols" text:bullet-char="•">
        <style:text-properties style:font-name="StarSymbol"/>
      </text:list-level-style-bullet>
      <text:list-level-style-bullet text:level="10" text:style-name="Bullet_20_Symbols"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ource_20_Text"><text:span text:style-name="T3">Todo:</text:span></text:span></text:p>
      <text:p text:style-name="Text_20_body"><text:span text:style-name="Source_20_Text"><text:span text:style-name="T1">7.4 Overload resolution</text:span></text:span></text:p>
      <text:p text:style-name="Text_20_body"><text:span text:style-name="Source_20_Text"><text:span text:style-name="T1">8.2.6 Lookup of named functions</text:span></text:span></text:p>
      <text:p text:style-name="Text_20_body"><text:span text:style-name="Source_20_Text"><text:span text:style-name="T1">10.3 Concrete types</text:span></text:span></text:p>
      <text:p text:style-name="Text_20_body"><text:span text:style-name="Source_20_Text"/></text:p>
      <text:p text:style-name="Text_20_body"><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4">1</text:p>
              <text:p text:style-name="P4">2</text:p>
              <text:p text:style-name="P4">3</text:p>
              <text:p text:style-name="P4">4</text:p>
              <text:p text:style-name="P4">5</text:p>
              <text:p text:style-name="P4">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text:style-name="L1">
        <text:list-header>
          <text:p text:style-name="P6">The call x@y for objects x and y of classes X and Y is resolved as follows:</text:p>
        </text:list-header>
        <text:list-item>
          <text:p text:style-name="P9">Search for operator@ in X or one of its bases </text:p>
        </text:list-item>
        <text:list-item>
          <text:p text:style-name="P9">Search for operator@ declared in surrounding context of the x@y call </text:p>
        </text:list-item>
        <text:list-item>
          <text:p text:style-name="P9">Search for operator@ in X’s namespace </text:p>
        </text:list-item>
        <text:list-item>
          <text:p text:style-name="P6">Search for operator@ in Y’s namespace </text:p>
        </text:list-item>
      </text:list>
      <text:p text:style-name="Standard"><text:soft-page-break/>An X constructor with a single argument of type Y provides a means for implicit conversion from Y to X where needed. Especially important when using operator overloading.</text:p>
      <text:p text:style-name="Standard"/>
      <text:p text:style-name="Standard">11.3.5</text:p>
      <text:p text:style-name="Standard">Express the notion that an operator requires an lvalue by making that operator a member.</text:p>
      <text:p text:style-name="Standard"/>
      <text:p text:style-name="Standard">11.4 Conversion operators</text:p>
      <text:p text:style-name="Standard"/>
      <text:p text:style-name="Standard">Given types X and Y, X::operator Y() is a conversion operator converting from X to Y. Declaration is as follows:</text:p>
      <text:p text:style-name="Standard"/>
      <text:p text:style-name="Standard">class X {</text:p>
      <text:p text:style-name="Standard">public:</text:p>
      <text:p text:style-name="Standard"><text:s text:c="2"/>operator Y() { …; }</text:p>
      <text:p text:style-name="Standard">};</text:p>
      <text:p text:style-name="Standard"/>
      <text:p text:style-name="Standard"><text:span text:style-name="T2">W</text:span>e do not specify the return type of this operator.</text:p>
      <text:p text:style-name="Standard"/>
      <text:p text:style-name="Standard">Rely on user-defined conversions or user-defined operators for a type, but not both.</text:p>
      <text:p text:style-name="Standard"/>
      <text:p text:style-name="Standard">What is a “unique conversion”?</text:p>
      <text:p text:style-name="Standard"/>
      <text:p text:style-name="Standard">Only one level of user-defined implicit conversion is legal.</text:p>
      <text:p text:style-name="Standard"/>
      <text:p text:style-name="Standard">Standard conversions (e.g. int to double) are preferred to user-defined conversions (int to UserDefined).</text:p>
      <text:p text:style-name="Standard"/>
      <text:p text:style-name="Standard">No user-defined conversions are applied to the left of <text:span text:style-name="T4">.</text:span> or <text:span text:style-name="T4">-&gt;</text:span>.</text:p>
      <text:p text:style-name="Standard"/>
      <text:p text:style-name="Standard">No implicit conversions are used for non-const reference arguments. (Because a conversion of a reference will create another object and changes will not reflect in the original.)</text:p>
      <text:p text:style-name="Standard"/>
      <text:p text:style-name="Standard">Member, non-members and friends:</text:p>
      <text:p text:style-name="Standard"/>
      <text:list text:style-name="L2">
        <text:list-item>
          <text:p text:style-name="P14">Use member function or a non-member taking a non-const reference or pointer if object state <text:span text:style-name="T5">needs to be modified</text:span></text:p>
        </text:list-item>
        <text:list-item>
          <text:p text:style-name="P14">Use member operator if the operator requires first operand to be an lvalue</text:p>
        </text:list-item>
        <text:list-item>
          <text:p text:style-name="P14">Use global function taking const arguments if <text:span text:style-name="T5">implicit conversions are required</text:span></text:p>
        </text:list-item>
        <text:list-item>
          <text:p text:style-name="P14">Use friend where internal representation of the object needs to be accessed</text:p>
        </text:list-item>
      </text:list>
      <text:p text:style-name="P3"/>
      <text:p text:style-name="P3"/>
      <text:p text:style-name="P3">Copy constructor and copy assignment are not inherited. Where copy constructor and copy assignment are not provided, they are generated by the compiler.</text:p>
      <text:p text:style-name="P3"/>
      <text:p text:style-name="P3"/>
      <text:p text:style-name="P3">Operator -&gt; must be a member function. If used, its return type must be a pointer or an object of a class to which you can apply -&gt;.</text:p>
      <text:p text:style-name="P3"/>
      <text:p text:style-name="P3">A member class (often called a nested class) can be declared in the class itself and defined later.</text:p>
      <text:p text:style-name="P3"><text:soft-page-break/></text:p>
      <text:p text:style-name="P3">12.2 A class must <text:span text:style-name="T6">defined</text:span> <text:span text:style-name="T8">(not just </text:span><text:span text:style-name="T7">declared</text:span><text:span text:style-name="T8">) </text:span>in order to be used as a base.</text:p>
      <text:p text:style-name="P3"/>
      <text:p text:style-name="P3">12.2.2 A derived class constructor can specify initializers for its own members and <text:span text:style-name="T6">immediate</text:span> bases only; it cannot directly initialize members of a base.</text:p>
      <text:p text:style-name="P3"/>
      <text:p text:style-name="P3">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3"/>
      <text:p text:style-name="P3">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3"/>
      <text:p text:style-name="P3">If the derived class does not define an assignment operator, the compiler generates one for it. This means that assignment operators are not inherited. Constructors are never inherited.</text:p>
      <text:p text:style-name="P3"/>
      <text:p text:style-name="P3">12.2.6 “A virtual member function is sometimes called a method.”</text:p>
      <text:p text:style-name="P3"/>
      <text:p text:style-name="P3"><text:s/></text:p>
      <text:p text:style-name="Standard">13 - <text:span text:style-name="T10">Templates</text:span></text:p>
      <text:p text:style-name="Standard"/>
      <text:p text:style-name="Standard">Template instantiation – process of generating class/function declaration/definition from a template and its arguments.</text:p>
      <text:p text:style-name="Standard"/>
      <text:p text:style-name="Standard">Template specialization – one class/function generated from a template and one unique set of arguments</text:p>
      <text:p text:style-name="Standard"/>
      <text:p text:style-name="Standard">The earliest that errors relating to a template parameter can be detected is at the first point of use of the template for a particular template argument (first point of instantiation).</text:p>
      <text:p text:style-name="Standard"/>
      <text:p text:style-name="Standard">13.3.1 The ability to deduce the template arguments for a call from the function arguments is crucial.</text:p>
      <text:p text:style-name="Standard"/>
      <text:p text:style-name="Standard">Note that class template parameters are never deduced.</text:p>
      <text:p text:style-name="Standard"/>
      <text:p text:style-name="Standard">As with default function arguments, only trailing arguments can be left out of a list of explicit template arguments.</text:p>
      <text:p text:style-name="Standard"/>
      <text:p text:style-name="Standard">If a template function argument has been determined by template argument deduction, that argument cannot also have promotions, standard conversions, or user-defined conversions applied.</text:p>
      <text:p text:style-name="Standard"/>
      <text:p text:style-name="Standard">If a template specialization is declared, it must be explicitly defined somewhere. A compiler generated specialization will not do.</text:p>
      <text:p text:style-name="P3"/>
      <text:p text:style-name="P3">A template constructor is never used to generate a copy constructor.</text:p>
      <text:p text:style-name="P3"/>
      <text:p text:style-name="P3">A member template cannot be virtual.</text:p>
      <text:p text:style-name="P3"/>
      <text:p text:style-name="P1"><text:soft-page-break/>14.4.6.1 Can wrap initialiser lists in try block!</text:p>
      <text:p text:style-name="P5">14.5 std:: uncaught_exception() returns true if an exception has been thrown but is yet to be caught. Useful in destructors during stack unwinding when an exception is thrown.</text:p>
      <text:p text:style-name="P3"/>
      <text:p text:style-name="P3"/>
      <text:p text:style-name="P3">15</text:p>
      <text:p text:style-name="P3"/>
      <text:p text:style-name="P3">15.2.2<text:tab/>Overload resolution and method signatures are not used to resolve ambiguity between members inherited from different bases.</text:p>
      <text:p text:style-name="P3"/>
      <text:p text:style-name="P3">class A {</text:p>
      <text:p text:style-name="P3">public:</text:p>
      <text:p text:style-name="P3"><text:s text:c="2"/>void f(double x){}</text:p>
      <text:p text:style-name="P3">};</text:p>
      <text:p text:style-name="P3"/>
      <text:p text:style-name="P3">class B {</text:p>
      <text:p text:style-name="P3">public:</text:p>
      <text:p text:style-name="P3"><text:s text:c="2"/>void f(int x, int y){}</text:p>
      <text:p text:style-name="P3">};</text:p>
      <text:p text:style-name="P3"/>
      <text:p text:style-name="P3">class C : public A, public B {</text:p>
      <text:p text:style-name="P3">public:</text:p>
      <text:p text:style-name="P3"><text:s text:c="2"/>void g(){</text:p>
      <text:p text:style-name="P3"><text:s text:c="4"/>f(42);<text:tab/>//<text:tab/>ambiguous even though f(int) differs from f(int,int)</text:p>
      <text:p text:style-name="P3"><text:s text:c="4"/>A::f(42);</text:p>
      <text:p text:style-name="P3"><text:s text:c="2"/>}</text:p>
      <text:p text:style-name="P3">};</text:p>
      <text:p text:style-name="P3"/>
      <text:p text:style-name="P3">To obtain overloading of methods inherited from different bases, a “using declaration” can be used.</text:p>
      <text:p text:style-name="P3"/>
      <text:p text:style-name="P3">class C : public A, public B {</text:p>
      <text:p text:style-name="P3">public:</text:p>
      <text:p text:style-name="P3"><text:s text:c="2"/><text:span text:style-name="T12">using A::f;</text:span></text:p>
      <text:p text:style-name="P3"><text:s text:c="2"/><text:span text:style-name="T12">using B::f;</text:span></text:p>
      <text:p text:style-name="P3"><text:s text:c="2"/>void g(){</text:p>
      <text:p text:style-name="P3"><text:s text:c="4"/>f(42);<text:tab/>//<text:tab/><text:span text:style-name="T13">no longer ambiguous</text:span></text:p>
      <text:p text:style-name="P3"><text:s text:c="4"/><text:span text:style-name="T14">f(42, 1);</text:span></text:p>
      <text:p text:style-name="P3"><text:s text:c="2"/>}</text:p>
      <text:p text:style-name="P3">};</text:p>
      <text:p text:style-name="P3"/>
      <text:p text:style-name="P3">Using declarations in class scope must only refer to members of a base.</text:p>
      <text:p text:style-name="P3"/>
      <text:p text:style-name="P3">A using directive (using namespace x) may not appear in a class definition and may not be used for a class.</text:p>
      <text:p text:style-name="P3"/>
      <text:p text:style-name="P1">"Accessible base" is important</text:p>
      <text:p text:style-name="P5"><text:soft-page-break/>Upcast - downcast - crosscast</text:p>
      <text:p text:style-name="P5">dynamic_cast requires a polymorphic cast to do a downcast or a crosscast.</text:p>
      <text:p text:style-name="P5">dynamic_cast to a non-unique or inaccessible base returns 0</text:p>
      <text:p text:style-name="P5">Target of dynamic_cast need not be polymorphic</text:p>
      <text:p text:style-name="P5">dynamic_cast to void* to get starting address of a polymorphic type.</text:p>
      <text:p text:style-name="P5">Member operators new and delete are implicitly static and do not receive a this pointer</text:p>
      <text:p text:style-name="P5">You cannot have a pointer to a constructor.</text:p>
      <text:p text:style-name="P5">When overriding operator delete, make destructor virtual to get correct size reported.</text:p>
      <text:p text:style-name="P3">16</text:p>
      <text:p text:style-name="P3"/>
      <text:p text:style-name="P3">16.3.6 List operations</text:p>
      <text:p text:style-name="P3">insert(pos, x);</text:p>
      <text:p text:style-name="P3">insert(pos, n, x);</text:p>
      <text:p text:style-name="P3">insert(pos, first, last);</text:p>
      <text:p text:style-name="P3"/>
      <text:p text:style-name="P3">erase(pos);</text:p>
      <text:p text:style-name="P3">erase(first, last);</text:p>
      <text:p text:style-name="P3">clear();</text:p>
      <text:p text:style-name="P3"/>
      <text:p text:style-name="P1">auto_ptr smooths out interaction between pointers and exceptions (but has been replaced with shared_ptr and unique_ptr(</text:p>
      <text:p text:style-name="P1"/>
      <text:p text:style-name="P5">typename is used to specify that a member of a template argument names a type.</text:p>
      <text:p text:style-name="P5">reverse_iterator:: base () returns a reverse_iterator's corresponding iterator</text:p>
      <text:p text:style-name="P5">++ on a reverse_iterator advances it towards the beginning of the sequence (like decrementing an iterator)</text:p>
      <text:p text:style-name="P5">vector::at() provides checked access</text:p>
      <text:p text:style-name="P5">Result of pop_back on an empty vector is undefined. So is creating an out of range reference via operator [], front() etc. In general, dereferencing an invalid iterator is UB.</text:p>
      <text:p text:style-name="P5">Avoid keeping pointers to objects stored in a vector. They may be relocated. reserve may be used to prevent relocation. Decreasing the size of a vector does not decrease its capacity.</text:p>
      <text:p text:style-name="P5">vector:: swap is an efficient way to exchange contents of two vectors by exchanging their handles.</text:p>
      <text:p text:style-name="P5">Compare vectors using operators == and &lt;.</text:p>
      <text:p text:style-name="P5">Take advantage of late abstraction. </text:p>
      <text:p text:style-name="P3"><text:soft-page-break/>lexicographical_compare is nice.</text:p>
      <text:p text:style-name="P3"/>
      <text:p text:style-name="P3"/>
      <text:p text:style-name="P3">17</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loext="urn:org:documentfoundation:names:experimental:office:xmlns:loext:1.0" xmlns:officeooo="http://openoffice.org/2009/office">
  <office:font-face-decls>
    <style:font-face style:name="OpenSymbol" svg:font-family="OpenSymbol" style:font-charset="x-symbol"/>
    <style:font-face style:name="StarSymbol" svg:font-family="StarSymbol" style:font-charset="x-symbol"/>
    <style:font-face style:name="F" svg:font-family=""/>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style:font-name-asian="Nimbus Mono L" style:font-name-complex="Liberation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Win32 OpenOffice.org_project/680m10$Build-9251$CWS-c23v001</meta:generator>
    <meta:creation-date>2015-07-11T18:48:59</meta:creation-date>
    <dc:creator>Agnel Kurian</dc:creator>
    <dc:date>2015-08-18T19:14:04</dc:date>
    <meta:editing-cycles>49</meta:editing-cycles>
    <meta:editing-duration>PT7H24M48S</meta:editing-duration>
    <meta:user-defined meta:name="Info 1"/>
    <meta:user-defined meta:name="Info 2"/>
    <meta:user-defined meta:name="Info 3"/>
    <meta:user-defined meta:name="Info 4"/>
    <meta:document-statistic meta:table-count="1" meta:image-count="0" meta:object-count="0" meta:page-count="6" meta:paragraph-count="133" meta:word-count="1315" meta:character-count="7874"/>
  </office:meta>
</office:document-meta>
</file>